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rsid="000e2d95" officeooo:paragraph-rsid="000febbf"/>
    </style:style>
    <style:style style:name="P3" style:family="paragraph" style:parent-style-name="Text_20_body">
      <style:text-properties officeooo:rsid="000febbf" officeooo:paragraph-rsid="000febbf"/>
    </style:style>
    <style:style style:name="P4" style:family="paragraph" style:parent-style-name="Text_20_body">
      <style:text-properties officeooo:rsid="000febbf" officeooo:paragraph-rsid="0011c21b"/>
    </style:style>
    <style:style style:name="P5" style:family="paragraph" style:parent-style-name="Text_20_body">
      <style:text-properties officeooo:rsid="000febbf" officeooo:paragraph-rsid="001ac750"/>
    </style:style>
    <style:style style:name="P6" style:family="paragraph" style:parent-style-name="Text_20_body">
      <style:text-properties officeooo:paragraph-rsid="0011c21b"/>
    </style:style>
    <style:style style:name="P7" style:family="paragraph" style:parent-style-name="Text_20_body" style:list-style-name="L2">
      <style:text-properties officeooo:rsid="0011c21b" officeooo:paragraph-rsid="0013fb14"/>
    </style:style>
    <style:style style:name="P8" style:family="paragraph" style:parent-style-name="Text_20_body" style:list-style-name="L2">
      <style:text-properties officeooo:rsid="001231ca" officeooo:paragraph-rsid="001231ca"/>
    </style:style>
    <style:style style:name="P9" style:family="paragraph" style:parent-style-name="Text_20_body">
      <style:text-properties officeooo:rsid="0013fb14" officeooo:paragraph-rsid="0013fb14"/>
    </style:style>
    <style:style style:name="P10" style:family="paragraph" style:parent-style-name="Text_20_body">
      <style:text-properties officeooo:rsid="00149143" officeooo:paragraph-rsid="00149143"/>
    </style:style>
    <style:style style:name="P11" style:family="paragraph" style:parent-style-name="Text_20_body">
      <style:text-properties officeooo:rsid="001645bd" officeooo:paragraph-rsid="001645bd"/>
    </style:style>
    <style:style style:name="P12" style:family="paragraph" style:parent-style-name="Text_20_body" style:list-style-name="L3"/>
    <style:style style:name="P13" style:family="paragraph" style:parent-style-name="Text_20_body" style:list-style-name="L3">
      <style:text-properties officeooo:rsid="00184f0e" officeooo:paragraph-rsid="00184f0e"/>
    </style:style>
    <style:style style:name="P14" style:family="paragraph" style:parent-style-name="Text_20_body">
      <style:text-properties officeooo:rsid="00184f0e" officeooo:paragraph-rsid="00184f0e"/>
    </style:style>
    <style:style style:name="P15" style:family="paragraph" style:parent-style-name="Text_20_body">
      <style:text-properties officeooo:rsid="0018d4d9" officeooo:paragraph-rsid="00191e3f"/>
    </style:style>
    <style:style style:name="P16" style:family="paragraph" style:parent-style-name="Text_20_body">
      <style:text-properties officeooo:rsid="001aa05b" officeooo:paragraph-rsid="001aa05b"/>
    </style:style>
    <style:style style:name="P17" style:family="paragraph" style:parent-style-name="Text_20_body">
      <style:text-properties officeooo:rsid="001ac750" officeooo:paragraph-rsid="001ac750"/>
    </style:style>
    <style:style style:name="P18" style:family="paragraph" style:parent-style-name="Heading_20_1">
      <style:text-properties officeooo:paragraph-rsid="0013fb14"/>
    </style:style>
    <style:style style:name="T1" style:family="text">
      <style:text-properties officeooo:rsid="000c632f"/>
    </style:style>
    <style:style style:name="T2" style:family="text">
      <style:text-properties officeooo:rsid="000febbf"/>
    </style:style>
    <style:style style:name="T3" style:family="text">
      <style:text-properties officeooo:rsid="0011c21b"/>
    </style:style>
    <style:style style:name="T4" style:family="text">
      <style:text-properties officeooo:rsid="001231ca"/>
    </style:style>
    <style:style style:name="T5" style:family="text">
      <style:text-properties officeooo:rsid="0013fb14"/>
    </style:style>
    <style:style style:name="T6" style:family="text">
      <style:text-properties officeooo:rsid="00149143"/>
    </style:style>
    <style:style style:name="T7" style:family="text">
      <style:text-properties officeooo:rsid="001645bd"/>
    </style:style>
    <style:style style:name="T8" style:family="text">
      <style:text-properties officeooo:rsid="00184f0e"/>
    </style:style>
    <style:style style:name="T9" style:family="text">
      <style:text-properties officeooo:rsid="0018d4d9"/>
    </style:style>
    <style:style style:name="T10" style:family="text">
      <style:text-properties officeooo:rsid="00191e3f"/>
    </style:style>
    <style:style style:name="T11" style:family="text">
      <style:text-properties officeooo:rsid="001aa05b"/>
    </style:style>
    <style:style style:name="T12" style:family="text">
      <style:text-properties officeooo:rsid="001ac7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Master Thesis</text:p>
      <text:p text:style-name="Title">Decoding <text:span text:style-name="T1">of</text:span> <text:span text:style-name="T12">Universal </text:span>Infrared Signals</text:p>
      <text:p text:style-name="P1"/>
      <text:h text:style-name="Heading_20_1" text:outline-level="1">1. Introduction</text:h>
      <text:p text:style-name="P2">This <text:span text:style-name="T12">master thesis topic</text:span> is concerned with infrared (IR) signals <text:span text:style-name="T2">used for controlling consumer electronics. For our purposes, such a signal is <text:s/>nothing but a sequence of interleaved on- and off-periods, together with a modulation frequency. For example, consider the sequence</text:span></text:p>
      <text:p text:style-name="P2"/>
      <text:p text:style-name="P2"><text:span text:style-name="T2">[889 889 1778 889 889 889 889 889 889 889 889 889 889 889 889 889 889 1778 889 889 1778 889 889 90886]</text:span></text:p>
      <text:p text:style-name="P2"/>
      <text:p text:style-name="P5"><text:span text:style-name="T12">(a</text:span>ll timings in micro seconds<text:span text:style-name="T12">),</text:span> where the odd numbered sequences denotes on-periods, and the even numbered sequences denotes off-periods. <text:s/>This sequence <text:s/><text:span text:style-name="T12">happens to be</text:span> the RC-5 protocol with parameters D (device) =0 and F (function) =12. It is recognized by a number of TV sets, in particular by Philips, and will turn the power on or off. <text:span text:style-name="T3">The sequence of durations can be turned into a real IR signal by an IR LED. For practical reasons (disturbance rejection, power requirements), the IR light is being modulated with a modulation frequency</text:span>, typically 30 to 60kHz.</text:p>
      <text:p text:style-name="P3"/>
      <text:p text:style-name="P4">An IR-Protocol is a mapping from a set of parameters, in the example above D and F, that for every allowed value of the parameters generates an I<text:span text:style-name="T3">R</text:span> signal, <text:span text:style-name="T3">in the above sense. </text:span></text:p>
      <text:p text:style-name="P4"/>
      <text:p text:style-name="P6"><text:span text:style-name="T3">The problem of decoding of IR signals occurs essentially in two different use cases:</text:span></text:p>
      <text:list xml:id="list6659058092919399032" text:style-name="L2">
        <text:list-item>
          <text:p text:style-name="P8">A custom installer, or qualified user, is trying to investigate the IR signals, possibly including an unknown protocol, in order to design a custom remote control, or to integrate in an automation system, and possibly also to search for undocumented IR commands, not present on the current hand-piece (e.g. discrete commands for power or input selection). For this task, typically a PC of some sort is deployed, allowing also <text:span text:style-name="T5">more </text:span>resource heavy algorithms. </text:p>
        </text:list-item>
        <text:list-item>
          <text:p text:style-name="P7">A device, like a TV set or such, is to react to its remote control, sending only one protocol, in general with a confined parameter selection (for example, by the RC-5 protocol, D=0 and 1 are for TVs, D=5 for VCRs, D=20 for C<text:span text:style-name="T12">D players</text:span>. <text:span text:style-name="T4">Other signals than the designated IR protocol is to be ignored. The decoding algorithm has to be fast and lean, to be performed on an embedded processor with limited memory and computing capacity.</text:span></text:p>
        </text:list-item>
      </text:list>
      <text:h text:style-name="Heading_20_1" text:outline-level="1"><text:soft-page-break/>2. Goal</text:h>
      <text:h text:style-name="Heading_20_2" text:outline-level="2">2.1 “Universal” decoding</text:h>
      <text:p text:style-name="P9">This addresses the first use case above. A “universal” decoder, or rather “identifier”, is to be written, which for a given IR signal, identifies it as one (or several) from a list of known protocols, and returns the actual parameter values. Th<text:span text:style-name="T6">e</text:span> decode<text:span text:style-name="T6">r</text:span> should be data base driven; when the data base is enhanced, the newly added protocol(s) can be identified. (This does not mean that one program is required to work for all data bases. Another possibility <text:span text:style-name="T6">is, for every data base state, generate compilable code implementing a decoder for the protocols in the data base in the time of generation.) <text:s/>The decoder takes as input an IR signal, and outputs (if successful) a protocol and and a set of associated parameter values. Sometimes the decoding is not unique, i.e. there may be more than one protocol/parameter combination that could have generated the given signal. This case has to be handled gracefully.</text:span></text:p>
      <text:h text:style-name="Heading_20_2" text:outline-level="2">2.2 <text:span text:style-name="T7">Lean</text:span>, restricted decoding</text:h>
      <text:p text:style-name="P10">This addresses the second use case. Writing a restricted <text:s/>IR signal decoder for a particular protocol, such as RC-5 or NEC1, is not a very big challenge. From the data base of protocols, and a selection of one protocol therein, possibly together with a parameter constraint (like prescribing a particular value for one or a few of the parameters), an intermediate code should be generated. From this intermediate code, relatively simple post-processors can generate target code for different target languages (Java, C, assembler,...) and different processors. </text:p>
      <text:p text:style-name="Text_20_body"/>
      <text:h text:style-name="P18" text:outline-level="1"><text:span text:style-name="T5">3</text:span>. Demarcation</text:h>
      <text:p text:style-name="P10">Hardware capturing of real IR signals is not a part of this masters thesis. <text:span text:style-name="T7">Instead, the IR signals are assumed to a priori exist inside of the computer. Also, neither graphical user interfaces nor visualization of signals are required. </text:span></text:p>
      <text:h text:style-name="P18" text:outline-level="1"><text:span text:style-name="T5">4</text:span>. Existing work</text:h>
      <text:h text:style-name="Heading_20_2" text:outline-level="2">4.1 DecodeIR</text:h>
      <text:p text:style-name="P15">DecodeIR is a shared C++ library, that can be called from C/C++ and Java. <text:span text:style-name="T10">It recognizes around 100 different IR protocols. It is hand written, with a large number of “arbitrary” decisions. <text:s/>Unfortunately, for this reason, it is not feasible to extend or modify the program. It also not synchronized with the more systematic approaches to IR signal generation described next.</text:span></text:p>
      <text:h text:style-name="Heading_20_2" text:outline-level="2">4.2 The IrpNotation</text:h>
      <text:p text:style-name="P16">The IRP (InfrarRed Protocol) notation is a compact, slightly cryptic, notation for IR protocols. It was suggested <text:s/>by John Fine and documented by Graham Dixon (<text:a xlink:type="simple" xlink:href="http://www.hifi-remote.com/wiki/index.php?title=IRP_Notation">http://www.hifi-remote.com/wiki/index.php?title=IRP_Notation</text:a>). It can describe almost all currently used IR <text:soft-page-break/>protocols in a machine parsable fashion. </text:p>
      <text:h text:style-name="Heading_20_2" text:outline-level="2">4.3 IrpMaster</text:h>
      <text:p text:style-name="P16">IrpMaster is a Java library for generating IR signals from an IR protocol in IRP notation, together with a suitable parameter assignment. It is the rendering engine in the GUI program IrScrutinizer. It can be utilized to generate test inputs for a decoder -- <text:s/>which roughly is nothing but the “inverse” of the IrpMaster “mapping”. It contains some classes that might be useful in the implementation of a Java-based decoder.</text:p>
      <text:h text:style-name="Heading_20_1" text:outline-level="1">5. Further <text:span text:style-name="T11">requirements</text:span></text:h>
      <text:list xml:id="list236042613599802040" text:style-name="L3">
        <text:list-item>
          <text:p text:style-name="P12">A <text:span text:style-name="T8">reasonable test suit is required. This should test against <text:s/>a large number of generated IR signals, optionally with measurement errors artificially added. </text:span></text:p>
        </text:list-item>
        <text:list-item>
          <text:p text:style-name="P13">The program should come with a well designed and documented API, callable from e.g, Java, C, Python.</text:p>
        </text:list-item>
        <text:list-item>
          <text:p text:style-name="P13">Documentation.</text:p>
        </text:list-item>
      </text:list>
      <text:p text:style-name="P17">If the volume of the work requires, the second part (“Lean, efficient decoding”) can be left out entirely.</text:p>
      <text:h text:style-name="Heading_20_1" text:outline-level="1"><text:span text:style-name="T6">6</text:span>. Practical aspects</text:h>
      <text:p text:style-name="P14">The master thesis can be completed entirely at the computer, e.g. a PC running Windows or Linux, <text:span text:style-name="T9">or a Mac</text:span>. <text:span text:style-name="T7">No other hardware is required. </text:span>As implementation language, for example Java, C++, C#, Python etc. are possible. <text:span text:style-name="T9">No physical presence is required.</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gt Martensson</meta:initial-creator>
    <meta:creation-date>2014-11-04T20:52:55.719818016</meta:creation-date>
    <dc:date>2014-11-05T22:34:05.105969985</dc:date>
    <dc:creator>Bengt Martensson</dc:creator>
    <meta:editing-duration>P1DT1H36M14S</meta:editing-duration>
    <meta:editing-cycles>6</meta:editing-cycles>
    <meta:generator>LibreOffice/4.2.6.3$Linux_X86_64 LibreOffice_project/420$Build-3</meta:generator>
    <meta:printed-by>Bengt Martensson</meta:printed-by>
    <meta:print-date>2014-11-04T22:53:06.871759736</meta:print-date>
    <meta:document-statistic meta:table-count="0" meta:image-count="0" meta:object-count="0" meta:page-count="3" meta:paragraph-count="31" meta:word-count="948" meta:character-count="5785" meta:non-whitespace-character-count="4858"/>
  </office:meta>
</office:document-meta>
</file>